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900000041A4D8F22C4C8C31F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247" officeooo:paragraph-rsid="000b32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3937in" svg:width="6.6929in" svg:height="4.1827in" draw:z-index="0"><draw:image xlink:href="Pictures/10000000000006900000041A4D8F22C4C8C31F2D.png" xlink:type="simple" xlink:show="embed" xlink:actuate="onLoad"/></draw:frame>Ogre-Procedural building tip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6:35:21.030274310</meta:creation-date>
    <dc:date>2017-03-17T15:24:37.679111593</dc:date>
    <meta:editing-duration>PT22H39M6S</meta:editing-duration>
    <meta:editing-cycles>1</meta:editing-cycles>
    <meta:document-statistic meta:table-count="0" meta:image-count="1" meta:object-count="0" meta:page-count="1" meta:paragraph-count="1" meta:word-count="3" meta:character-count="30" meta:non-whitespace-character-count="28"/>
    <meta:generator>LibreOffice/5.1.6.2$Linux_X86_64 LibreOffice_project/10m0$Build-2</meta:generator>
  </office:meta>
</office:document-meta>
</file>